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0.4111in"/>
    </style:style>
    <style:style style:name="Table2.C" style:family="table-column">
      <style:table-column-properties style:column-width="0.4118in"/>
    </style:style>
    <style:style style:name="Table2.D" style:family="table-column">
      <style:table-column-properties style:column-width="4.2292in"/>
    </style:style>
    <style:style style:name="Table2.E" style:family="table-column">
      <style:table-column-properties style:column-width="1.0521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3125in"/>
    </style:style>
    <style:style style:name="Table3.E" style:family="table-column">
      <style:table-column-properties style:column-width="4.5in"/>
    </style:style>
    <style:style style:name="Table3.F" style:family="table-column">
      <style:table-column-properties style:column-width="1.1146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0.75in"/>
    </style:style>
    <style:style style:name="Table4.D" style:family="table-column">
      <style:table-column-properties style:column-width="4.375in"/>
    </style:style>
    <style:style style:name="Table4.E" style:family="table-column">
      <style:table-column-properties style:column-width="1.1146in"/>
    </style:style>
    <style:style style:name="Table4.1" style:family="table-row">
      <style:table-row-properties style:min-row-height="0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1d0504" officeooo:paragraph-rsid="001d0504"/>
    </style:style>
    <style:style style:name="P2" style:family="paragraph" style:parent-style-name="Standard">
      <style:paragraph-properties fo:line-height="150%" fo:text-align="justify" style:justify-single-word="false"/>
      <style:text-properties fo:font-size="16pt" fo:font-weight="bold" officeooo:rsid="001d0504" officeooo:paragraph-rsid="001d0504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M Mono 12" fo:font-size="12pt" officeooo:rsid="001d0504" officeooo:paragraph-rsid="001e7425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M Mono 12" fo:font-size="12pt" officeooo:rsid="001d0504" officeooo:paragraph-rsid="00286fe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officeooo:rsid="001d0504" officeooo:paragraph-rsid="001d0504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officeooo:rsid="001d0504" officeooo:paragraph-rsid="001e7425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officeooo:rsid="001d0504" officeooo:paragraph-rsid="00206d8f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officeooo:rsid="001d0504" officeooo:paragraph-rsid="0020a8d2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officeooo:rsid="001d0504" officeooo:paragraph-rsid="002ac153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officeooo:rsid="001d0504" officeooo:paragraph-rsid="00206d8f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officeooo:paragraph-rsid="001e7425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d0504" officeooo:paragraph-rsid="0024f8f3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d0504" officeooo:paragraph-rsid="00286fee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d0504" officeooo:paragraph-rsid="00292d63" style:font-size-asian="12pt" style:font-size-complex="12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erif" fo:font-weight="bold" officeooo:rsid="001d0504" officeooo:paragraph-rsid="001d0504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erif" fo:font-weight="bold" officeooo:rsid="001e7425" officeooo:paragraph-rsid="001e7425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erif" fo:font-weight="bold" officeooo:rsid="002ac153" officeooo:paragraph-rsid="002ac15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f8f3" officeooo:paragraph-rsid="0024f8f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f8f3" officeooo:paragraph-rsid="00292d6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92d63" officeooo:paragraph-rsid="00292d6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M Mono 12" officeooo:rsid="001d0504" officeooo:paragraph-rsid="001d0504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M Mono 12" officeooo:rsid="001e7425" officeooo:paragraph-rsid="001e7425"/>
    </style:style>
    <style:style style:name="P23" style:family="paragraph" style:parent-style-name="Table_20_Contents">
      <style:paragraph-properties fo:text-align="center" style:justify-single-word="false"/>
      <style:text-properties style:font-name="LM Mono 12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M Mono 12" fo:font-size="12pt" officeooo:paragraph-rsid="00292d6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M Mono 12" fo:font-size="12pt" officeooo:rsid="0024f8f3" officeooo:paragraph-rsid="0024f8f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M Mono 12" fo:font-size="12pt" officeooo:rsid="0024f8f3" officeooo:paragraph-rsid="0025fbb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M Mono 12" fo:font-size="12pt" officeooo:rsid="0024f8f3" officeooo:paragraph-rsid="00292d6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M Mono 12" fo:font-size="12pt" officeooo:rsid="0025fbb8" officeooo:paragraph-rsid="0025fbb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M Mono 12" fo:font-size="12pt" officeooo:rsid="00292d63" officeooo:paragraph-rsid="00292d6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M Mono 12" fo:font-size="12pt" officeooo:rsid="002976c3" officeooo:paragraph-rsid="002976c3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M Mono 12" officeooo:rsid="00206d8f" officeooo:paragraph-rsid="00206d8f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M Mono 12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M Mono 12" officeooo:rsid="002ac153" officeooo:paragraph-rsid="002ac153"/>
    </style:style>
    <style:style style:name="P34" style:family="paragraph" style:parent-style-name="Table_20_Contents">
      <style:paragraph-properties fo:text-align="center" style:justify-single-word="false"/>
      <style:text-properties officeooo:paragraph-rsid="0025fbb8"/>
    </style:style>
    <style:style style:name="T1" style:family="text">
      <style:text-properties officeooo:rsid="001d0504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286fee" style:font-weight-asian="bold" style:font-weight-complex="bold"/>
    </style:style>
    <style:style style:name="T4" style:family="text">
      <style:text-properties fo:color="#000000" fo:font-weight="bold" officeooo:rsid="00292d63" style:font-weight-asian="bold" style:font-weight-complex="bold"/>
    </style:style>
    <style:style style:name="T5" style:family="text">
      <style:text-properties fo:color="#000000" fo:font-weight="normal" officeooo:rsid="00286fe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e7425"/>
    </style:style>
    <style:style style:name="T9" style:family="text">
      <style:text-properties style:font-name="LM Mono 12"/>
    </style:style>
    <style:style style:name="T10" style:family="text">
      <style:text-properties style:font-name="LM Mono 12" fo:font-size="12pt" officeooo:rsid="0025fbb8" style:font-size-asian="12pt" style:font-size-complex="12pt"/>
    </style:style>
    <style:style style:name="T11" style:family="text">
      <style:text-properties style:font-name="LM Mono 12" fo:font-weight="normal" officeooo:rsid="002760ab" style:font-weight-asian="normal" style:font-weight-complex="normal"/>
    </style:style>
    <style:style style:name="T12" style:family="text">
      <style:text-properties style:font-name="LM Mono 12" fo:font-weight="normal" officeooo:rsid="00292d63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7425" style:font-weight-asian="bold" style:font-weight-complex="bold"/>
    </style:style>
    <style:style style:name="T15" style:family="text">
      <style:text-properties fo:font-weight="bold" officeooo:rsid="0020a8d2" style:font-weight-asian="bold" style:font-weight-complex="bold"/>
    </style:style>
    <style:style style:name="T16" style:family="text">
      <style:text-properties fo:font-weight="bold" officeooo:rsid="00206d8f" style:font-weight-asian="bold" style:font-weight-complex="bold"/>
    </style:style>
    <style:style style:name="T17" style:family="text">
      <style:text-properties fo:font-weight="bold" officeooo:rsid="001d0504" style:font-weight-asian="bold" style:font-weight-complex="bold"/>
    </style:style>
    <style:style style:name="T18" style:family="text">
      <style:text-properties officeooo:rsid="00206d8f"/>
    </style:style>
    <style:style style:name="T19" style:family="text">
      <style:text-properties style:text-position="super 58%" fo:font-weight="bold" style:font-weight-asian="bold" style:font-weight-complex="bold"/>
    </style:style>
    <style:style style:name="T20" style:family="text">
      <style:text-properties style:use-window-font-color="true" style:font-name="LM Mono 12" fo:font-size="11pt" officeooo:rsid="00206d8f" style:font-size-asian="11pt" style:font-size-complex="11pt"/>
    </style:style>
    <style:style style:name="T21" style:family="text">
      <style:text-properties style:use-window-font-color="true" style:font-name="LM Mono 12" fo:font-size="11pt" fo:font-weight="bold" officeooo:rsid="00206d8f" style:font-size-asian="11pt" style:font-weight-asian="bold" style:font-size-complex="11pt"/>
    </style:style>
    <style:style style:name="T22" style:family="text">
      <style:text-properties style:use-window-font-color="true" style:font-name="LM Mono 12" fo:font-size="12pt" fo:font-weight="normal" officeooo:rsid="00226720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LM Mono 12" fo:font-size="12pt" fo:font-weight="normal" officeooo:rsid="002ac153" style:font-size-asian="10.5pt" style:font-weight-asian="normal" style:font-size-complex="12pt" style:font-weight-complex="normal"/>
    </style:style>
    <style:style style:name="T24" style:family="text">
      <style:text-properties style:use-window-font-color="true" fo:font-size="12pt" fo:font-weight="normal" officeooo:rsid="00206d8f" style:font-size-asian="10.5pt" style:font-weight-asian="normal" style:font-size-complex="12pt" style:font-weight-complex="normal"/>
    </style:style>
    <style:style style:name="T25" style:family="text">
      <style:text-properties style:use-window-font-color="true" fo:font-size="12pt" fo:font-weight="normal" officeooo:rsid="00226720" style:font-size-asian="10.5pt" style:font-weight-asian="normal" style:font-size-complex="12pt" style:font-weight-complex="normal"/>
    </style:style>
    <style:style style:name="T26" style:family="text">
      <style:text-properties style:use-window-font-color="true" fo:font-size="12pt" fo:font-weight="normal" officeooo:rsid="002ac153" style:font-size-asian="10.5pt" style:font-weight-asian="normal" style:font-size-complex="12pt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0a8d2" style:font-size-asian="12pt" style:font-weight-asian="bold" style:font-size-complex="12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06d8f" style:font-weight-asian="normal" style:font-weight-complex="normal"/>
    </style:style>
    <style:style style:name="T31" style:family="text">
      <style:text-properties fo:font-weight="normal" officeooo:rsid="00226720" style:font-weight-asian="normal" style:font-weight-complex="normal"/>
    </style:style>
    <style:style style:name="T32" style:family="text">
      <style:text-properties fo:font-weight="normal" officeooo:rsid="0024f8f3" style:font-weight-asian="normal" style:font-weight-complex="normal"/>
    </style:style>
    <style:style style:name="T33" style:family="text">
      <style:text-properties fo:font-weight="normal" officeooo:rsid="002760ab" style:font-weight-asian="normal" style:font-weight-complex="normal"/>
    </style:style>
    <style:style style:name="T34" style:family="text">
      <style:text-properties fo:font-weight="normal" officeooo:rsid="00292d63" style:font-weight-asian="normal" style:font-weight-complex="normal"/>
    </style:style>
    <style:style style:name="T35" style:family="text">
      <style:text-properties officeooo:rsid="0020a8d2"/>
    </style:style>
    <style:style style:name="T36" style:family="text">
      <style:text-properties officeooo:rsid="0024f8f3"/>
    </style:style>
    <style:style style:name="T37" style:family="text">
      <style:text-properties officeooo:rsid="0025fbb8"/>
    </style:style>
    <style:style style:name="T38" style:family="text">
      <style:text-properties officeooo:rsid="00292d63"/>
    </style:style>
    <style:style style:name="T39" style:family="text">
      <style:text-properties officeooo:rsid="002ac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e de Classes</text:p>
      <text:p text:style-name="P1"><text:tab/>A classe Map (em kindred/client/model/Map.java) foi escolhida para o teste de classes. Os 4 métodos escolhidos, com a aplicação da técnica estrutural de teste “todos os comandos”, encontram-se abaixo. <text:span text:style-name="T35">Os métodos em si não foram colocados aqui por questões de estética neste relatório; eles podem ser encontrados no Map.java. Além disso, p</text:span>ara maiores detalhes sobre <text:span text:style-name="T35">o funcionamento de</text:span> cada método, consulte os Javadocs disponíveis na pasta <text:span text:style-name="T6">doc/</text:span><text:span text:style-name="T7">.</text:span></text:p>
      <text:p text:style-name="P1"/>
      <text:p text:style-name="P5"><text:span text:style-name="T13">1) validPosition</text:span></text:p>
      <text:p text:style-name="P5"><text:span text:style-name="T13"/></text:p>
      <text:p text:style-name="P5"><text:tab/>Para exercitar todos os comandos possíveis, podemos usar as seguintes entradas (com suas saídas esperadas) abaixo.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5">y</text:p>
          </table:table-cell>
          <table:table-cell table:style-name="Table1.C1" office:value-type="string">
            <text:p text:style-name="P15">Saída</text:p>
          </table:table-cell>
        </table:table-row>
        <table:table-row>
          <table:table-cell table:style-name="Table1.A2" office:value-type="string">
            <text:p text:style-name="P32">-<text:span text:style-name="T1">1</text:span></text:p>
          </table:table-cell>
          <table:table-cell table:style-name="Table1.A2" office:value-type="string">
            <text:p text:style-name="P21">0</text:p>
          </table:table-cell>
          <table:table-cell table:style-name="Table1.C2" office:value-type="string">
            <text:p text:style-name="P21">false</text:p>
          </table:table-cell>
        </table:table-row>
        <table:table-row>
          <table:table-cell table:style-name="Table1.A2" office:value-type="string">
            <text:p text:style-name="P21"><text:span text:style-name="T8">g</text:span>etMapHeight() + 1</text:p>
          </table:table-cell>
          <table:table-cell table:style-name="Table1.A2" office:value-type="string">
            <text:p text:style-name="P21">0</text:p>
          </table:table-cell>
          <table:table-cell table:style-name="Table1.C2" office:value-type="string">
            <text:p text:style-name="P21">false</text:p>
          </table:table-cell>
        </table:table-row>
        <table:table-row>
          <table:table-cell table:style-name="Table1.A2" office:value-type="string">
            <text:p text:style-name="P22">getMapHeight() - 1</text:p>
          </table:table-cell>
          <table:table-cell table:style-name="Table1.A2" office:value-type="string">
            <text:p text:style-name="P32">-<text:span text:style-name="T8">1</text:span></text:p>
          </table:table-cell>
          <table:table-cell table:style-name="Table1.C2" office:value-type="string">
            <text:p text:style-name="P22">false</text:p>
          </table:table-cell>
        </table:table-row>
        <table:table-row>
          <table:table-cell table:style-name="Table1.A2" office:value-type="string">
            <text:p text:style-name="P22">getMapHeight() - 1</text:p>
          </table:table-cell>
          <table:table-cell table:style-name="Table1.A2" office:value-type="string">
            <text:p text:style-name="P22">getMapWidth() - 1</text:p>
          </table:table-cell>
          <table:table-cell table:style-name="Table1.C2" office:value-type="string">
            <text:p text:style-name="P22">tru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14">2</text:span><text:span text:style-name="T17">) </text:span><text:span text:style-name="T15">placeUnit</text:span></text:p>
      <text:p text:style-name="P11"><text:span text:style-name="T15"/></text:p>
      <text:p text:style-name="P7"><text:tab/>Para exercitar todos os comandos possíveis <text:span text:style-name="T18">através dos atributos do método</text:span>, podemos usar as seguintes entradas (com suas saídas esperadas) abaixo. <text:span text:style-name="T18">Note que, dentro do primeiro </text:span><text:span text:style-name="T16">if</text:span><text:span text:style-name="T30">, </text:span><text:span text:style-name="T31">temos:</text:span></text:p>
      <text:p text:style-name="P10"><text:span text:style-name="T20"><text:tab/>tiles[x][y].getUnit() != </text:span><text:span text:style-name="T21">null</text:span></text:p>
      <text:p text:style-name="P9"><text:span text:style-name="T25"><text:tab/>Esta última condição </text:span><text:span text:style-name="T24">não pode ser controlad</text:span><text:span text:style-name="T25">a </text:span><text:span text:style-name="T24">apenas pelos </text:span><text:span text:style-name="T25">parâmetro</text:span><text:span text:style-name="T24">s </text:span><text:span text:style-name="T22">unit</text:span><text:span text:style-name="T25">, </text:span><text:span text:style-name="T22">x</text:span><text:span text:style-name="T25"> e </text:span><text:span text:style-name="T22">y</text:span><text:span text:style-name="T25"> do método</text:span><text:span text:style-name="T24">. </text:span><text:span text:style-name="T26">Além disso, o método </text:span><text:span text:style-name="T23">getTeam()</text:span><text:span text:style-name="T26"> de Unit também cria diferentes caminhos possíveis.</text:span></text:p>
      <text:p text:style-name="P9"><text:span text:style-name="T26"><text:tab/></text:span><text:span text:style-name="T24">Portanto, para exercitar </text:span><text:span text:style-name="T26">todos os caminhos</text:span><text:span text:style-name="T24">, precisa-se externamente manipular a mencionada parte.</text:span></text:p>
      <text:p text:style-name="P7"><text:span text:style-name="T2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unit</text:p>
          </table:table-cell>
          <table:table-cell table:style-name="Table2.A1" office:value-type="string">
            <text:p text:style-name="P16">x</text:p>
          </table:table-cell>
          <table:table-cell table:style-name="Table2.A1" office:value-type="string">
            <text:p text:style-name="P16">y</text:p>
          </table:table-cell>
          <table:table-cell table:style-name="Table2.A1" office:value-type="string">
            <text:p text:style-name="P17">Condições adicionais</text:p>
          </table:table-cell>
          <table:table-cell table:style-name="Table2.E1" office:value-type="string">
            <text:p text:style-name="P16">Saída</text:p>
          </table:table-cell>
        </table:table-row>
        <table:table-row>
          <table:table-cell table:style-name="Table2.A2" office:value-type="string">
            <text:p text:style-name="P31">null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1"/>
          </table:table-cell>
          <table:table-cell table:style-name="Table2.E2" office:value-type="string">
            <text:p text:style-name="P31">false</text:p>
          </table:table-cell>
        </table:table-row>
        <table:table-row>
          <table:table-cell table:style-name="Table2.A2" office:value-type="string">
            <text:p text:style-name="P32">!<text:span text:style-name="T18">= null</text:span></text:p>
          </table:table-cell>
          <table:table-cell table:style-name="Table2.A2" office:value-type="string">
            <text:p text:style-name="P32">-<text:span text:style-name="T18">1</text:span></text:p>
          </table:table-cell>
          <table:table-cell table:style-name="Table2.A2" office:value-type="string">
            <text:p text:style-name="P32">-<text:span text:style-name="T18">1</text:span></text:p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1">false</text:p>
          </table:table-cell>
        </table:table-row>
        <table:table-row>
          <table:table-cell table:style-name="Table2.A2" office:value-type="string">
            <text:p text:style-name="P32">!<text:span text:style-name="T18">= null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3">getUnit() != null</text:p>
          </table:table-cell>
          <table:table-cell table:style-name="Table2.E2" office:value-type="string">
            <text:p text:style-name="P31">false</text:p>
          </table:table-cell>
        </table:table-row>
        <table:table-row>
          <table:table-cell table:style-name="Table2.A2" office:value-type="string">
            <text:p text:style-name="P32">!<text:span text:style-name="T18">= null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3">getUnit() == null;</text:p>
            <text:p text:style-name="P33">getTeam() == 1</text:p>
          </table:table-cell>
          <table:table-cell table:style-name="Table2.E2" office:value-type="string">
            <text:p text:style-name="P31">true</text:p>
          </table:table-cell>
        </table:table-row>
        <table:table-row>
          <table:table-cell table:style-name="Table2.A2" office:value-type="string">
            <text:p text:style-name="P32">!<text:span text:style-name="T18">= null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3">getUnit() == null;</text:p>
            <text:p text:style-name="P33">getTeam() == 2</text:p>
          </table:table-cell>
          <table:table-cell table:style-name="Table2.E2" office:value-type="string">
            <text:p text:style-name="P31">true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28">3</text:span><text:span text:style-name="T27">) </text:span><text:span text:style-name="T28">move</text:span></text:p>
      <text:p text:style-name="P3"/>
      <text:p text:style-name="P12"><text:tab/><text:span text:style-name="T36">O</text:span>s comandos possíveis <text:span text:style-name="T18">através dos atributos do método</text:span>, podemos usar as seguintes entradas (com suas saídas esperadas) abaixo. <text:span text:style-name="T32">Novamente, não é possível exercitar todos os caminhos apenas com os parâmetros do método devido </text:span><text:span text:style-name="T33">a </text:span><text:span text:style-name="T11">getUnit()</text:span><text:span text:style-name="T33"> e </text:span><text:span text:style-name="T32">ao uso d</text:span><text:span text:style-name="T33">a variável local </text:span><text:span text:style-name="T11">move</text:span><text:span text:style-name="T33">, ligada a </text:span><text:span text:style-name="T11">getMove()</text:span><text:span text:style-name="T33"> e </text:span><text:span text:style-name="T11">getMovePenalty()</text:span><text:span text:style-name="T33">.</text:span></text:p>
      <text:p text:style-name="P12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8">xi</text:p>
          </table:table-cell>
          <table:table-cell table:style-name="Table3.A1" office:value-type="string">
            <text:p text:style-name="P18">yi</text:p>
          </table:table-cell>
          <table:table-cell table:style-name="Table3.A1" office:value-type="string">
            <text:p text:style-name="P18">xf</text:p>
          </table:table-cell>
          <table:table-cell table:style-name="Table3.A1" office:value-type="string">
            <text:p text:style-name="P18">yf</text:p>
          </table:table-cell>
          <table:table-cell table:style-name="Table3.A1" office:value-type="string">
            <text:p text:style-name="P18">Condiç<text:span text:style-name="T39">ões</text:span> adiciona<text:span text:style-name="T39">is</text:span></text:p>
          </table:table-cell>
          <table:table-cell table:style-name="Table3.F1" office:value-type="string">
            <text:p text:style-name="P18">Saída</text:p>
          </table:table-cell>
        </table:table-row>
        <table:table-row>
          <table:table-cell table:style-name="Table3.A2" office:value-type="string">
            <text:p text:style-name="P23">-<text:span text:style-name="T36">1</text:span>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/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-1</text:p>
          </table:table-cell>
          <table:table-cell table:style-name="Table3.A2" office:value-type="string">
            <text:p text:style-name="P25"/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Unidade no tile (xf, yf) não é null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26"><text:span text:style-name="T37">move </text:span><text:span text:style-name="T29">≤</text:span> <text:span text:style-name="T37">0;</text:span>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28">move &gt; 0;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34"><text:span text:style-name="T10">move </text:span><text:span text:style-name="T9">≤</text:span> <text:span text:style-name="T37">0;</text:span></text:p>
            <text:p text:style-name="P25">dx + dy &gt; move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28">move &gt; 0;</text:p>
            <text:p text:style-name="P25">dx + dy &gt; move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28">move ≤ 0;</text:p>
            <text:p text:style-name="P26">dx + dy ≤ move</text:p>
          </table:table-cell>
          <table:table-cell table:style-name="Table3.F2" office:value-type="string">
            <text:p text:style-name="P25">false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Unidade no tile (xf, yf) não é null;</text:p>
            <text:p text:style-name="P25">unidade no tile (xi, yi) é null;</text:p>
            <text:p text:style-name="P28">move &gt; 0;</text:p>
            <text:p text:style-name="P26">dx + dy ≤ move</text:p>
          </table:table-cell>
          <table:table-cell table:style-name="Table3.F2" office:value-type="string">
            <text:p text:style-name="P25">true</text:p>
          </table:table-cell>
        </table:table-row>
      </table:table>
      <text:p text:style-name="P13"/>
      <text:p text:style-name="P13"><text:soft-page-break/><text:span text:style-name="T3">4</text:span><text:span text:style-name="T2">) </text:span><text:span text:style-name="T4">causeDamage</text:span></text:p>
      <text:p text:style-name="P4"/>
      <text:p text:style-name="P14"><text:tab/><text:span text:style-name="T36">O</text:span>s comandos possíveis <text:span text:style-name="T18">através dos atributos do método</text:span>, podemos usar as seguintes entradas (com suas saídas esperadas) abaixo. <text:span text:style-name="T38">N</text:span><text:span text:style-name="T32">ão é possível exercitar todos os caminhos apenas com os parâmetros do método; </text:span><text:span text:style-name="T34">alguns caminhos dependem de </text:span><text:span text:style-name="T12">getCurrentHp()</text:span><text:span text:style-name="T34"> e </text:span><text:span text:style-name="T12">getTeam()</text:span><text:span text:style-name="T34">, ambos pertencentes à classe Unit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9">x</text:p>
          </table:table-cell>
          <table:table-cell table:style-name="Table4.A1" office:value-type="string">
            <text:p text:style-name="P19">y</text:p>
          </table:table-cell>
          <table:table-cell table:style-name="Table4.A1" office:value-type="string">
            <text:p text:style-name="P20">damage</text:p>
          </table:table-cell>
          <table:table-cell table:style-name="Table4.A1" office:value-type="string">
            <text:p text:style-name="P19">Condiç<text:span text:style-name="T39">ões</text:span> adiciona<text:span text:style-name="T39">is</text:span></text:p>
          </table:table-cell>
          <table:table-cell table:style-name="Table4.E1" office:value-type="string">
            <text:p text:style-name="P19">Saída</text:p>
          </table:table-cell>
        </table:table-row>
        <table:table-row>
          <table:table-cell table:style-name="Table4.A2" office:value-type="string">
            <text:p text:style-name="P24">-<text:span text:style-name="T36">1</text:span>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9">4</text:p>
          </table:table-cell>
          <table:table-cell table:style-name="Table4.A2" office:value-type="string">
            <text:p text:style-name="P27"/>
          </table:table-cell>
          <table:table-cell table:style-name="Table4.E2" office:value-type="string">
            <text:p text:style-name="P27">false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9">3</text:p>
          </table:table-cell>
          <table:table-cell table:style-name="Table4.A2" office:value-type="string">
            <text:p text:style-name="P27">Unidade no tile (x, y) é null</text:p>
          </table:table-cell>
          <table:table-cell table:style-name="Table4.E2" office:value-type="string">
            <text:p text:style-name="P27">false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<text:span text:style-name="T38">5</text:span></text:p>
          </table:table-cell>
          <table:table-cell table:style-name="Table4.A2" office:value-type="string">
            <text:p text:style-name="P27">Unidade no tile (xf, yf) não é null;</text:p>
            <text:p text:style-name="P29">isDead = false;</text:p>
            <text:p text:style-name="P29">unit.getTeam() == 1</text:p>
          </table:table-cell>
          <table:table-cell table:style-name="Table4.E2" office:value-type="string">
            <text:p text:style-name="P29">true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30">6</text:p>
          </table:table-cell>
          <table:table-cell table:style-name="Table4.A2" office:value-type="string">
            <text:p text:style-name="P27">Unidade no tile (xf, yf) não é null;</text:p>
            <text:p text:style-name="P29">isDead = false;</text:p>
            <text:p text:style-name="P29">unit.getTeam() != 1</text:p>
          </table:table-cell>
          <table:table-cell table:style-name="Table4.E2" office:value-type="string">
            <text:p text:style-name="P29">true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30">4</text:p>
          </table:table-cell>
          <table:table-cell table:style-name="Table4.A2" office:value-type="string">
            <text:p text:style-name="P27">Unidade no tile (xf, yf) não é null;</text:p>
            <text:p text:style-name="P29">isDead = true;</text:p>
            <text:p text:style-name="P29">unit.getTeam() == 1</text:p>
          </table:table-cell>
          <table:table-cell table:style-name="Table4.E2" office:value-type="string">
            <text:p text:style-name="P29">true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<text:span text:style-name="T38">5</text:span></text:p>
          </table:table-cell>
          <table:table-cell table:style-name="Table4.A2" office:value-type="string">
            <text:p text:style-name="P27">Unidade no tile (xf, yf) não é null;</text:p>
            <text:p text:style-name="P29">isDead = true;</text:p>
            <text:p text:style-name="P29">unit.getTeam() != 1</text:p>
          </table:table-cell>
          <table:table-cell table:style-name="Table4.E2" office:value-type="string">
            <text:p text:style-name="P29">true</text:p>
          </table:table-cell>
        </table:table-row>
      </table:table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03:44.768420452</meta:creation-date>
    <dc:date>2015-12-01T22:27:51.700269743</dc:date>
    <meta:editing-duration>PT1H9M43S</meta:editing-duration>
    <meta:editing-cycles>12</meta:editing-cycles>
    <meta:generator>LibreOffice/4.2.8.2$Linux_X86_64 LibreOffice_project/420m0$Build-2</meta:generator>
    <meta:document-statistic meta:table-count="4" meta:image-count="0" meta:object-count="0" meta:page-count="4" meta:paragraph-count="181" meta:word-count="624" meta:character-count="3126" meta:non-whitespace-character-count="2675"/>
  </office:meta>
</office:document-meta>
</file>